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6cm" fo:margin-left="-0.15cm" table:align="left" style:writing-mode="lr-tb"/>
    </style:style>
    <style:style style:name="Tableau1.A" style:family="table-column">
      <style:table-column-properties style:column-width="4.886cm"/>
    </style:style>
    <style:style style:name="Tableau1.C" style:family="table-column">
      <style:table-column-properties style:column-width="4.888cm"/>
    </style:style>
    <style:style style:name="Tableau1.D" style:family="table-column">
      <style:table-column-properties style:column-width="4.94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ffc000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d9d9d9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au1.D1" style:family="table-cell">
      <style:table-cell-properties style:vertical-align="top" fo:background-color="#d9d9d9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Footer">
      <style:text-properties fo:color="#a50021" style:font-name="Arial" fo:font-size="8pt" fo:font-weight="bold" style:font-size-asian="8pt" style:font-weight-asian="bold" style:font-name-complex="Arial" style:font-size-complex="11pt" style:font-weight-complex="bold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color="#a50021" style:font-name="Arial" fo:font-size="8pt" style:font-size-asian="8pt" style:font-name-complex="Arial" style:font-size-complex="11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5pt" style:font-name-asian="Arial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8pt" fo:font-weight="bold" style:font-size-asian="8pt" style:font-weight-asian="bold" style:font-name-complex="Arial" style:font-size-complex="8pt"/>
    </style:style>
    <style:style style:name="P16" style:family="paragraph" style:parent-style-name="Standard">
      <style:paragraph-properties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P18" style:family="paragraph" style:parent-style-name="Standard">
      <style:paragraph-properties fo:text-align="end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</style:style>
    <style:style style:name="P19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632423" style:font-name="Arial" fo:font-size="12pt" fo:font-weight="bold" style:font-size-asian="12pt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244061" style:font-name="Arial" fo:font-size="12pt" fo:font-weight="bold" style:font-size-asian="12pt" style:font-weight-asian="bold" style:font-name-complex="Arial" style:font-size-complex="12pt"/>
    </style:style>
    <style:style style:name="P21" style:family="paragraph" style:parent-style-name="Standard">
      <style:paragraph-properties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000080" style:font-name="Arial" fo:font-size="5pt" style:font-size-asian="5pt" style:font-name-complex="Arial" style:font-size-complex="5pt"/>
    </style:style>
    <style:style style:name="P22" style:family="paragraph" style:parent-style-name="Standard">
      <style:paragraph-properties>
        <style:tab-stops>
          <style:tab-stop style:position="2.501cm"/>
          <style:tab-stop style:position="9.75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2.501cm"/>
          <style:tab-stop style:position="9.753cm"/>
        </style:tab-stops>
      </style:paragraph-properties>
      <style:text-properties fo:color="#0000ff" style:font-name="Arial"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fo:margin-left="3.251cm" fo:margin-right="0cm" fo:text-indent="0cm" style:auto-text-indent="false">
        <style:tab-stops>
          <style:tab-stop style:position="10.502cm"/>
        </style:tab-stops>
      </style:paragraph-properties>
      <style:text-properties fo:color="#000000" fo:font-size="12pt" style:font-size-asian="12pt" style:font-size-complex="12pt"/>
    </style:style>
    <style:style style:name="P25" style:family="paragraph" style:parent-style-name="Standard">
      <style:paragraph-properties fo:margin-left="0.25cm" fo:margin-right="0cm" fo:text-indent="0cm" style:auto-text-indent="false">
        <style:tab-stops>
          <style:tab-stop style:position="10.753cm"/>
        </style:tab-stops>
      </style:paragraph-properties>
    </style:style>
    <style:style style:name="P26" style:family="paragraph" style:parent-style-name="Standard">
      <style:paragraph-properties fo:margin-left="0.25cm" fo:margin-right="0cm" fo:text-indent="0cm" style:auto-text-indent="false">
        <style:tab-stops>
          <style:tab-stop style:position="8.001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27" style:family="paragraph" style:parent-style-name="Standard">
      <style:paragraph-properties fo:margin-left="0.25cm" fo:margin-right="0cm" fo:text-align="center" style:justify-single-word="false" fo:text-indent="0cm" style:auto-text-indent="false">
        <style:tab-stops>
          <style:tab-stop style:position="5.001cm"/>
          <style:tab-stop style:position="10.753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28" style:family="paragraph" style:parent-style-name="Standard">
      <style:paragraph-properties fo:margin-left="0.25cm" fo:margin-right="0cm" fo:text-indent="0cm" style:auto-text-indent="false">
        <style:tab-stops>
          <style:tab-stop style:position="5.752cm"/>
          <style:tab-stop style:position="12.002cm"/>
        </style:tab-stops>
      </style:paragraph-properties>
    </style:style>
    <style:style style:name="P29" style:family="paragraph" style:parent-style-name="Standard">
      <style:paragraph-properties fo:margin-left="0.25cm" fo:margin-right="0cm" fo:text-indent="0cm" style:auto-text-indent="false">
        <style:tab-stops>
          <style:tab-stop style:position="5.001cm"/>
          <style:tab-stop style:position="10.753cm"/>
        </style:tab-stops>
      </style:paragraph-properties>
    </style:style>
    <style:style style:name="P30" style:family="paragraph" style:parent-style-name="Standard">
      <style:paragraph-properties fo:margin-left="0.751cm" fo:margin-right="0cm" fo:text-indent="0cm" style:auto-text-indent="false">
        <style:tab-stops>
          <style:tab-stop style:position="8.001cm"/>
        </style:tab-stops>
      </style:paragraph-properties>
    </style:style>
    <style:style style:name="P31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32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3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0cm"/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000080"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34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000080" style:font-name="Arial" fo:font-style="italic" style:font-style-asian="italic" style:font-name-complex="Arial"/>
    </style:style>
    <style:style style:name="P35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0cm"/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36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1.251cm"/>
          <style:tab-stop style:position="3.752cm"/>
          <style:tab-stop style:position="7.502cm"/>
          <style:tab-stop style:position="10.001cm"/>
          <style:tab-stop style:position="14.002cm"/>
          <style:tab-stop style:position="16.252cm"/>
        </style:tab-stops>
      </style:paragraph-properties>
    </style:style>
    <style:style style:name="P37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38" style:family="paragraph" style:parent-style-name="Standard">
      <style:paragraph-properties fo:margin-left="0cm" fo:margin-right="0.097cm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color="#ff0000" style:font-name="Arial" fo:font-size="13pt" fo:font-weight="bold" style:font-size-asian="13pt" style:font-weight-asian="bold" style:font-name-complex="Arial" style:font-size-complex="13pt"/>
    </style:style>
    <style:style style:name="P39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margin-left="0cm" fo:margin-right="0.097cm" fo:text-align="center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color="#ff0000" fo:font-size="7pt" fo:language="fr" fo:country="FR" fo:font-weight="bold" style:font-size-asian="7pt" style:language-asian="fr" style:country-asian="FR" style:font-weight-asian="bold" style:font-size-complex="7pt"/>
    </style:style>
    <style:style style:name="P41" style:family="paragraph" style:parent-style-name="Standard">
      <style:paragraph-properties fo:margin-left="0cm" fo:margin-right="0.097cm" fo:text-align="justify" style:justify-single-word="false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  <style:text-properties fo:font-variant="small-caps" fo:color="#17365d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42" style:family="paragraph" style:parent-style-name="Standard">
      <style:paragraph-properties fo:margin-left="0cm" fo:margin-right="0.049cm" fo:text-align="justify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19.253cm"/>
        </style:tab-stops>
      </style:paragraph-properties>
      <style:text-properties fo:color="#ff0000" style:font-name="Arial" fo:font-weight="bold" style:font-weight-asian="bold" style:font-name-complex="Arial"/>
    </style:style>
    <style:style style:name="P43" style:family="paragraph" style:parent-style-name="Standard">
      <style:paragraph-properties fo:margin-left="0cm" fo:margin-right="0.049cm" fo:text-align="justify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44" style:family="paragraph" style:parent-style-name="Standard">
      <style:paragraph-properties fo:margin-left="2.251cm" fo:margin-right="0.049cm" fo:text-indent="0cm" style:auto-text-indent="false">
        <style:tab-stops>
          <style:tab-stop style:position="2.251cm"/>
          <style:tab-stop style:position="5.00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  <style:text-properties fo:color="#000000"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45" style:family="paragraph" style:parent-style-name="Standard">
      <style:paragraph-properties fo:margin-left="0.25cm" fo:margin-right="0.298cm" fo:text-align="center" style:justify-single-word="false" fo:text-indent="0cm" style:auto-text-indent="false">
        <style:tab-stops>
          <style:tab-stop style:position="1.251cm"/>
          <style:tab-stop style:position="5.001cm"/>
          <style:tab-stop style:position="5.502cm"/>
          <style:tab-stop style:position="6.502cm"/>
        </style:tab-stops>
      </style:paragraph-properties>
      <style:text-properties fo:color="#943634" style:font-name="Arial" fo:font-size="13pt" fo:font-weight="bold" style:font-size-asian="13pt" style:font-weight-asian="bold" style:font-name-complex="Arial" style:font-size-complex="13pt"/>
    </style:style>
    <style:style style:name="P46" style:family="paragraph" style:parent-style-name="Standard">
      <style:paragraph-properties fo:margin-left="2.251cm" fo:margin-right="0.097cm" fo:text-indent="0cm" style:auto-text-indent="false">
        <style:tab-stops>
          <style:tab-stop style:position="9.252cm"/>
          <style:tab-stop style:position="11.252cm"/>
          <style:tab-stop style:position="13.503cm"/>
          <style:tab-stop style:position="15.503cm"/>
        </style:tab-stops>
      </style:paragraph-properties>
    </style:style>
    <style:style style:name="P47" style:family="paragraph" style:parent-style-name="Standard">
      <style:paragraph-properties fo:margin-left="0.25cm" fo:margin-right="0.097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</style:style>
    <style:style style:name="P48" style:family="paragraph" style:parent-style-name="Standard">
      <style:paragraph-properties fo:margin-left="0.751cm" fo:margin-right="-0.533cm" fo:text-align="justify" style:justify-single-word="false" fo:text-indent="0cm" style:auto-text-indent="false">
        <style:tab-stops>
          <style:tab-stop style:position="1.251cm"/>
          <style:tab-stop style:position="7.973cm"/>
          <style:tab-stop style:position="14.534cm"/>
        </style:tab-stops>
      </style:paragraph-properties>
      <style:text-properties style:font-name-asian="Wingdings"/>
    </style:style>
    <style:style style:name="P49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0.501cm"/>
          <style:tab-stop style:position="7.973cm"/>
          <style:tab-stop style:position="14.534cm"/>
        </style:tab-stops>
      </style:paragraph-properties>
      <style:text-properties style:font-name="Arial" fo:font-size="6pt" style:font-name-asian="Wingdings" style:font-size-asian="6pt" style:font-name-complex="Arial" style:font-size-complex="6pt"/>
    </style:style>
    <style:style style:name="P50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0.501cm"/>
          <style:tab-stop style:position="7.973cm"/>
          <style:tab-stop style:position="14.534cm"/>
        </style:tab-stops>
      </style:paragraph-properties>
      <style:text-properties style:font-name="Arial" fo:font-size="12pt" style:font-name-asian="Wingdings" style:font-size-asian="12pt" style:font-name-complex="Arial" style:font-size-complex="12pt"/>
    </style:style>
    <style:style style:name="P51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="Arial" fo:font-size="5pt" style:font-name-asian="Wingdings" style:font-size-asian="5pt" style:font-name-complex="Arial" style:font-size-complex="5pt"/>
    </style:style>
    <style:style style:name="P52" style:family="paragraph" style:parent-style-name="Standard">
      <style:paragraph-properties fo:margin-left="0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font-size="5pt" style:font-name-asian="Wingdings" style:font-size-asian="5pt" style:font-size-complex="5pt"/>
    </style:style>
    <style:style style:name="P53" style:family="paragraph" style:parent-style-name="Standard">
      <style:paragraph-properties fo:margin-left="0cm" fo:margin-right="-0.533cm" fo:text-align="end" style:justify-single-word="false" fo:text-indent="0cm" style:auto-text-indent="false">
        <style:tab-stops>
          <style:tab-stop style:position="10.001cm"/>
          <style:tab-stop style:position="14.534cm"/>
        </style:tab-stops>
      </style:paragraph-properties>
      <style:text-properties fo:color="#000080" style:font-name="Arial" fo:font-size="9pt" fo:font-weight="bold" style:font-name-asian="Wingdings" style:font-size-asian="9pt" style:font-weight-asian="bold" style:font-name-complex="Arial" style:font-size-complex="9pt"/>
    </style:style>
    <style:style style:name="P54" style:family="paragraph" style:parent-style-name="Standard">
      <style:paragraph-properties fo:margin-left="1.752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fo:font-variant="small-caps"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P55" style:family="paragraph" style:parent-style-name="Standard">
      <style:paragraph-properties fo:margin-left="1.752cm" fo:margin-right="-0.533cm" fo:text-align="end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</style:style>
    <style:style style:name="P56" style:family="paragraph" style:parent-style-name="Standard">
      <style:paragraph-properties fo:margin-left="1.752cm" fo:margin-right="-0.533cm" fo:text-align="justify" style:justify-single-word="false" fo:text-indent="0cm" style:auto-text-indent="false">
        <style:tab-stops>
          <style:tab-stop style:position="7.973cm"/>
          <style:tab-stop style:position="14.534cm"/>
        </style:tab-stops>
      </style:paragraph-properties>
      <style:text-properties style:font-name-asian="Wingdings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Arial" fo:font-size="8pt" fo:font-weight="bold" style:font-size-asian="8pt" style:font-weight-asian="bold" style:font-name-complex="Arial" style:font-size-complex="8pt"/>
    </style:style>
    <style:style style:name="P58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P59" style:family="paragraph" style:parent-style-name="Standard">
      <style:paragraph-properties fo:text-align="end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60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61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62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632423" style:font-name="Arial" fo:font-size="12pt" fo:font-weight="bold" style:font-size-asian="12pt" style:font-weight-asian="bold" style:font-name-complex="Arial" style:font-size-complex="12pt"/>
    </style:style>
    <style:style style:name="P63" style:family="paragraph" style:parent-style-name="Standard">
      <style:paragraph-properties fo:text-align="center" style:justify-single-word="false">
        <style:tab-stops>
          <style:tab-stop style:position="1.251cm"/>
          <style:tab-stop style:position="10.753cm"/>
          <style:tab-stop style:position="12.252cm"/>
        </style:tab-stops>
      </style:paragraph-properties>
      <style:text-properties fo:color="#1f497d" style:font-name="Arial" fo:font-size="12pt" fo:font-weight="bold" style:font-size-asian="12pt" style:font-weight-asian="bold" style:font-name-complex="Arial" style:font-size-complex="12pt"/>
    </style:style>
    <style:style style:name="P64" style:family="paragraph" style:parent-style-name="Standard" style:list-style-name="WW8Num3">
      <style:paragraph-properties fo:margin-left="2.251cm" fo:margin-right="0.049cm" fo:text-indent="-0.635cm" style:auto-text-indent="false">
        <style:tab-stops>
          <style:tab-stop style:position="2.251cm"/>
          <style:tab-stop style:position="5.502cm"/>
          <style:tab-stop style:position="8.502cm"/>
          <style:tab-stop style:position="11.001cm"/>
          <style:tab-stop style:position="14.534cm"/>
          <style:tab-stop style:position="19.253cm"/>
        </style:tab-stops>
      </style:paragraph-properties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8pt" fo:font-weight="bold" style:font-name-asian="Wingdings" style:font-size-asian="8pt" style:font-weight-asian="bold" style:font-name-complex="Arial" style:font-size-complex="8pt"/>
    </style:style>
    <style:style style:name="T2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3" style:family="text">
      <style:text-properties style:font-name="Arial" fo:font-size="13pt" fo:font-weight="bold" style:font-name-asian="Arial" style:font-size-asian="13pt" style:font-weight-asian="bold" style:font-name-complex="Arial" style:font-size-complex="13pt"/>
    </style:style>
    <style:style style:name="T4" style:family="text"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officeooo:rsid="0012b108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2" style:family="text">
      <style:text-properties style:font-name="Arial" fo:font-size="11pt" style:font-size-asian="11pt" style:font-name-complex="Arial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4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1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/>
    </style:style>
    <style:style style:name="T16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/>
    </style:style>
    <style:style style:name="T17" style:family="text">
      <style:text-properties style:font-name="Arial" style:font-name-complex="Arial"/>
    </style:style>
    <style:style style:name="T18" style:family="text">
      <style:text-properties style:font-name="Arial" officeooo:rsid="001465a0" style:font-name-complex="Arial"/>
    </style:style>
    <style:style style:name="T19" style:family="text">
      <style:text-properties style:font-name="Arial" officeooo:rsid="00165635" style:font-name-complex="Arial"/>
    </style:style>
    <style:style style:name="T20" style:family="text">
      <style:text-properties style:font-name="Arial" officeooo:rsid="001854bd" style:font-name-complex="Arial"/>
    </style:style>
    <style:style style:name="T21" style:family="text">
      <style:text-properties style:font-name="Arial" fo:language="fr" fo:country="FR" style:language-asian="fr" style:country-asian="FR" style:font-name-complex="Arial"/>
    </style:style>
    <style:style style:name="T22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3" style:family="text">
      <style:text-properties fo:color="#ff000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24" style:family="text">
      <style:text-properties fo:color="#ff0000" style:font-name="Arial" fo:font-size="11pt" fo:font-weight="bold" style:font-size-asian="11pt" style:font-weight-asian="bold" style:font-name-complex="Arial" style:font-size-complex="11pt"/>
    </style:style>
    <style:style style:name="T25" style:family="text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26" style:family="text">
      <style:text-properties fo:color="#ff0000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27" style:family="text">
      <style:text-properties fo:color="#ff0000" style:font-name="Arial" fo:font-size="12pt" fo:font-weight="bold" style:font-size-asian="12pt" style:font-weight-asian="bold" style:font-name-complex="Arial" style:font-size-complex="12pt"/>
    </style:style>
    <style:style style:name="T28" style:family="text">
      <style:text-properties fo:color="#ff0000" style:font-name="Arial" fo:font-size="12pt" style:font-size-asian="12pt" style:font-name-complex="Arial" style:font-size-complex="12pt"/>
    </style:style>
    <style:style style:name="T29" style:family="text">
      <style:text-properties fo:color="#000000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0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31" style:family="text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632423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5" style:family="text">
      <style:text-properties fo:color="#1f497d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36" style:family="text">
      <style:text-properties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T37" style:family="text">
      <style:text-properties fo:color="#00008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38" style:family="text">
      <style:text-properties fo:color="#000080" style:font-name="Arial" fo:font-size="14pt" style:font-size-asian="14pt" style:font-name-complex="Arial" style:font-size-complex="14pt"/>
    </style:style>
    <style:style style:name="T39" style:family="text">
      <style:text-properties fo:color="#000080" style:font-name="Arial" fo:font-size="13pt" fo:font-weight="bold" style:font-size-asian="13pt" style:font-weight-asian="bold" style:font-name-complex="Arial" style:font-size-complex="13pt"/>
    </style:style>
    <style:style style:name="T40" style:family="text">
      <style:text-properties fo:color="#000080" style:font-name="Arial" fo:font-style="italic" style:font-style-asian="italic" style:font-name-complex="Arial"/>
    </style:style>
    <style:style style:name="T41" style:family="text">
      <style:text-properties fo:color="#000080" style:font-name="Arial" fo:font-size="12pt" fo:font-weight="bold" style:font-size-asian="12pt" style:font-weight-asian="bold" style:font-name-complex="Arial" style:font-size-complex="12pt"/>
    </style:style>
    <style:style style:name="T42" style:family="text">
      <style:text-properties fo:color="#000080" style:font-name="Arial" fo:font-size="11pt" fo:font-weight="bold" style:font-size-asian="11pt" style:font-weight-asian="bold" style:font-name-complex="Arial" style:font-size-complex="11pt"/>
    </style:style>
    <style:style style:name="T43" style:family="text">
      <style:text-properties fo:color="#943634" style:font-name="Arial" fo:font-size="12pt" fo:font-weight="bold" style:font-size-asian="12pt" style:font-weight-asian="bold" style:font-name-complex="Arial" style:font-size-complex="12pt"/>
    </style:style>
    <style:style style:name="T44" style:family="text">
      <style:text-properties fo:color="#943634"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45" style:family="text">
      <style:text-properties fo:font-variant="small-caps" fo:color="#000080" style:font-name="Arial" fo:font-size="8pt" fo:font-weight="bold" style:font-name-asian="Wingdings" style:font-size-asian="8pt" style:font-weight-asian="bold" style:font-name-complex="Arial" style:font-size-complex="8pt"/>
    </style:style>
    <style:style style:name="T46" style:family="text">
      <style:text-properties fo:color="#17365d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47" style:family="text">
      <style:text-properties fo:text-transform="uppercase" fo:color="#17365d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48" style:family="text">
      <style:text-properties fo:color="#548dd4" style:font-name="Arial" fo:font-size="11pt" fo:font-weight="bold" style:font-size-asian="11pt" style:font-weight-asian="bold" style:font-name-complex="Arial" style:font-size-complex="11pt"/>
    </style:style>
    <style:style style:name="T49" style:family="text">
      <style:text-properties style:font-name="Wingdings" fo:font-size="11pt" style:font-size-asian="11pt" style:font-name-complex="Wingdings" style:font-size-complex="11pt"/>
    </style:style>
    <style:style style:name="gr1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12cm" svg:stroke-color="#000000" draw:marker-end="msArrowEnd_20_5" draw:marker-end-width="0.635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3"><text:span text:style-name="T2">IMPRIME A RENSEIGNER OBLIGATOIREMENT PAR <text:s/>LES ETUDIANTS / </text:span><text:span text:style-name="T4">3A PNS</text:span></text:p>
      <text:p text:style-name="P12"/>
      <text:p text:style-name="P22"><text:span text:style-name="T6"><text:tab/></text:span><text:span text:style-name="T8">à remplir et à renvoyer par mail </text:span><text:span text:style-name="T29">à</text:span><text:span text:style-name="T32"> :</text:span><text:span text:style-name="T2"><text:tab/></text:span><text:a xlink:type="simple" xlink:href="mailto:repns@phelma.grenoble-inp.fr" text:style-name="Internet_20_link" text:visited-style-name="Visited_20_Internet_20_Link"><text:span text:style-name="Internet_20_link"><text:span text:style-name="T33">repns@phelma.grenoble-inp.fr</text:span></text:span></text:a></text:p>
      <text:p text:style-name="P23"/>
      <text:p text:style-name="P24"><text:tab/></text:p>
      <text:p text:style-name="P25"><text:span text:style-name="T2">NOM / Prénom ETUDIANT </text:span><text:span text:style-name="T6">: <text:s/></text:span><field:fieldmark-start text:name="__Fieldmark__45_2029638391" field:type="vnd.oasis.opendocument.field.FORMTEXT"><field:param field:name="Description" field:value=""/><field:param field:name="Name" field:value="Texte1"/></field:fieldmark-start><text:span text:style-name="T7">Félix Piédallu</text:span><field:fieldmark-end/><text:span text:style-name="T6"><text:tab/></text:span></text:p>
      <text:p text:style-name="P26"/>
      <text:p text:style-name="P30"><text:span text:style-name="T11">si semestre à choix ou Double-Diplôme, préciser lequel</text:span><text:span text:style-name="T5"> : </text:span><field:fieldmark-start text:name="__Fieldmark__60_2029638391" field:type="vnd.oasis.opendocument.field.FORMTEXT"><field:param field:name="Description" field:value=""/><field:param field:name="Name" field:value="Texte13"/></field:fieldmark-start><text:span text:style-name="T6">     </text:span><field:fieldmark-end/></text:p>
      <text:p text:style-name="P26"/>
      <text:p text:style-name="P28"><text:span text:style-name="T6">Dates de votre stage <text:tab/>du : </text:span><field:fieldmark-start text:name="__Fieldmark__71_2029638391" field:type="vnd.oasis.opendocument.field.FORMTEXT"><field:param field:name="Description" field:value=""/><field:param field:name="Name" field:value="Texte13"/></field:fieldmark-start><text:span text:style-name="T7">22 Février 2016</text:span><field:fieldmark-end/><text:span text:style-name="T6"><text:tab/>au : </text:span><field:fieldmark-start text:name="__Fieldmark__78_2029638391" field:type="vnd.oasis.opendocument.field.FORMTEXT"><field:param field:name="Description" field:value=""/><field:param field:name="Name" field:value="Texte14"/></field:fieldmark-start><text:span text:style-name="T7">22 Juillet 2016</text:span><field:fieldmark-end/></text:p>
      <text:p text:style-name="P27"/>
      <text:p text:style-name="P29"><text:span text:style-name="T6">Lieu du stage (Code postal - Ville) : </text:span><field:fieldmark-start text:name="__Fieldmark__89_2029638391" field:type="vnd.oasis.opendocument.field.FORMTEXT"><field:param field:name="Description" field:value=""/><field:param field:name="Name" field:value="Texte1"/></field:fieldmark-start><text:span text:style-name="T7">Grenoble, 38000</text:span><field:fieldmark-end/></text:p>
      <text:p text:style-name="P13"/>
      <text:p text:style-name="P15"/>
      <text:p text:style-name="P58">Vous devez consulter le tableau ci-dessous pour connaitre</text:p>
      <text:p text:style-name="P4"><text:span text:style-name="T22">votre </text:span><text:span text:style-name="T23">période de soutenance</text:span><text:span text:style-name="T22"> et votre </text:span><text:span text:style-name="T23">date de jury</text:span></text:p>
      <text:p text:style-name="P14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/>
            <text:p text:style-name="P59"><draw:line text:anchor-type="char" draw:z-index="3" draw:style-name="gr2" draw:text-style-name="P65" svg:x1="-3.519cm" svg:y1="0.607cm" svg:x2="-2.09cm" svg:y2="0.607cm"><text:p/></draw:line>Date Fin de PFE</text:p>
          </table:table-cell>
          <table:table-cell table:style-name="Tableau1.B1" office:value-type="string">
            <text:p text:style-name="P9"/>
            <text:p text:style-name="P5">Jusqu’au </text:p>
            <text:p text:style-name="P5">15/07/2016 inclus</text:p>
          </table:table-cell>
          <table:table-cell table:style-name="Tableau1.B1" office:value-type="string">
            <text:p text:style-name="P9"/>
            <text:p text:style-name="P19">Entre le</text:p>
            <text:p text:style-name="P19">16/07 et le 03/08/2016</text:p>
          </table:table-cell>
          <table:table-cell table:style-name="Tableau1.D1" office:value-type="string">
            <text:p text:style-name="P9"/>
            <text:p text:style-name="P63">Entre le 04/08 </text:p>
            <text:p text:style-name="P63">et le 16/09/2016 </text:p>
          </table:table-cell>
        </table:table-row>
        <table:table-row table:style-name="Tableau1.1">
          <table:table-cell table:style-name="Tableau1.A2" office:value-type="string">
            <text:p text:style-name="P16"/>
            <text:p text:style-name="P18"><text:span text:style-name="T6">Période de</text:span><text:span text:style-name="T9"> </text:span><text:span text:style-name="T6">votre soutenance</text:span><text:span text:style-name="T9"><text:line-break/></text:span></text:p>
          </table:table-cell>
          <table:table-cell table:style-name="Tableau1.B2" office:value-type="string">
            <text:p text:style-name="P6"/>
            <text:p text:style-name="P4"><text:span text:style-name="T8">Période 1a</text:span><text:span text:style-name="T6"> :</text:span></text:p>
            <text:p text:style-name="P4"><text:span text:style-name="T6"><text:line-break/></text:span><text:span text:style-name="T11">du 29/06 au 06/07/2016</text:span></text:p>
          </table:table-cell>
          <table:table-cell table:style-name="Tableau1.C2" office:value-type="string">
            <text:p text:style-name="P20"/>
            <text:p text:style-name="P4"><text:span text:style-name="T34">Période 1b</text:span><text:span text:style-name="T6"> :</text:span></text:p>
            <text:p text:style-name="P4"><text:span text:style-name="T6"><text:line-break/></text:span><text:span text:style-name="T11">du 07 au 19/07/2016</text:span></text:p>
            <text:p text:style-name="P13">pas de soutenance</text:p>
            <text:p text:style-name="P4"><text:span text:style-name="T24">les </text:span><text:span text:style-name="T25">14 et 15/07</text:span></text:p>
          </table:table-cell>
          <table:table-cell table:style-name="Tableau1.D2" office:value-type="string">
            <text:p text:style-name="P17"/>
            <text:p text:style-name="P4"><text:span text:style-name="T35">Période 2</text:span><text:span text:style-name="T6"> :</text:span></text:p>
            <text:p text:style-name="P5"/>
            <text:p text:style-name="P61">du 25/08 au</text:p>
            <text:p text:style-name="P4"><text:span text:style-name="T11">09/09/2016 </text:span><text:span text:style-name="T25">matin</text:span></text:p>
            <text:p text:style-name="P10"><text:s/>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59">Votre Diplomation</text:p>
          </table:table-cell>
          <table:table-cell table:style-name="Tableau1.B1" office:value-type="string">
            <text:p text:style-name="P7"/>
            <text:p text:style-name="P4"><text:span text:style-name="T9">Jury du </text:span><text:span text:style-name="T6">13 juillet 2016</text:span></text:p>
          </table:table-cell>
          <table:table-cell table:style-name="Tableau1.D1" table:number-columns-spanned="2" office:value-type="string">
            <text:p text:style-name="P6"/>
            <text:p text:style-name="P4"><text:span text:style-name="T9">Jury du </text:span><text:span text:style-name="T6">15 septembre 2016</text:span></text:p>
          </table:table-cell>
          <table:covered-table-cell/>
        </table:table-row>
      </table:table>
      <text:p text:style-name="P11"/>
      <text:p text:style-name="P33"/>
      <text:p text:style-name="P35"><text:span text:style-name="T37">Indiquez votre période de soutenance</text:span><text:span text:style-name="T39"> : </text:span><text:span text:style-name="T40">cocher la case correspondante</text:span></text:p>
      <text:p text:style-name="P34"/>
      <text:p text:style-name="P36"><text:span text:style-name="T3"><text:s/></text:span><text:span text:style-name="T2"><text:tab/></text:span><text:span text:style-name="T41">Période 1a<text:tab/></text:span><field:fieldmark text:name="__Fieldmark__270_2029638391" field:type="vnd.oasis.opendocument.field.FORMCHECKBOX"><field:param field:name="Checkbox_HelpText" field:value=""/><field:param field:name="Checkbox_Name" field:value="CaseACocher3"/></field:fieldmark><text:tab/><text:span text:style-name="T41">Période 1b<text:tab/></text:span><field:fieldmark text:name="__Fieldmark__276_2029638391" field:type="vnd.oasis.opendocument.field.FORMCHECKBOX"><field:param field:name="Checkbox_Checked" field:value="true"/><field:param field:name="Checkbox_HelpText" field:value=""/><field:param field:name="Checkbox_Name" field:value="CaseACocher3"/></field:fieldmark><text:tab/><text:span text:style-name="T41">Période 2<text:tab/></text:span><field:fieldmark text:name="__Fieldmark__282_2029638391" field:type="vnd.oasis.opendocument.field.FORMCHECKBOX"><field:param field:name="Checkbox_Checked" field:value="false"/><field:param field:name="Checkbox_HelpText" field:value=""/><field:param field:name="Checkbox_Name" field:value="CaseACocher3"/></field:fieldmark></text:p>
      <text:p text:style-name="P21"/>
      <text:p text:style-name="P42"><text:tab/><text:tab/></text:p>
      <text:list xml:id="list7619575374033353104" text:style-name="WW8Num3">
        <text:list-item>
          <text:p text:style-name="P64"><text:span text:style-name="T30">Pour les périodes </text:span><text:span text:style-name="T31">1a</text:span><text:span text:style-name="T30"> et </text:span><text:span text:style-name="T31">1b</text:span><text:span text:style-name="T30"> : Retour </text:span><text:span text:style-name="T24">obligatoire</text:span><text:span text:style-name="T30"> par mail de cet imprimé </text:span><text:span text:style-name="T26">avant le 21/04/2016</text:span><text:span text:style-name="T31"> </text:span></text:p>
        </text:list-item>
      </text:list>
      <text:p text:style-name="P44"/>
      <text:list xml:id="list152953825166765" text:continue-numbering="true" text:style-name="WW8Num3">
        <text:list-item>
          <text:p text:style-name="P64"><text:span text:style-name="T30">Pour la période </text:span><text:span text:style-name="T31">2</text:span><text:span text:style-name="T30"> : Retour </text:span><text:span text:style-name="T24">obligatoire</text:span><text:span text:style-name="T30"> par mail de cet imprimé </text:span><text:span text:style-name="T26">avant le 07/05/2016</text:span><text:span text:style-name="T31"> </text:span></text:p>
        </text:list-item>
      </text:list>
      <text:p text:style-name="P43"/>
      <text:p text:style-name="P45"><draw:line text:anchor-type="char" draw:z-index="2" draw:style-name="gr2" draw:text-style-name="P65" svg:x1="-4.288cm" svg:y1="0.312cm" svg:x2="-2.764cm" svg:y2="0.312cm"><text:p/></draw:line>Au-delà de cette date butoir, votre créneau de soutenance sera imposé par Phelma</text:p>
      <text:p text:style-name="P38"/>
      <text:p text:style-name="P40"><draw:line text:anchor-type="char" draw:z-index="0" draw:style-name="gr1" draw:text-style-name="P65" svg:x1="-0.028cm" svg:y1="0.083cm" svg:x2="18.81cm" svg:y2="0.083cm"><text:p/></draw:line></text:p>
      <text:p text:style-name="P41"/>
      <text:p text:style-name="P37"><text:span text:style-name="T47">disponibilités</text:span><text:span text:style-name="T46"> de votre maître de stage et tuteur Phelma</text:span><text:span text:style-name="T12"> :</text:span></text:p>
      <text:p text:style-name="P39"/>
      <text:p text:style-name="P46"><draw:line text:anchor-type="char" draw:z-index="1" draw:style-name="gr2" draw:text-style-name="P65" svg:x1="0.464cm" svg:y1="0.397cm" svg:x2="1.708cm" svg:y2="0.397cm"><text:p/></draw:line><text:span text:style-name="T9">Indiquez les disponibilités de votre </text:span><text:span text:style-name="T6">tuteur</text:span><text:span text:style-name="T9"> et </text:span><text:span text:style-name="T6">maitre de stage</text:span><text:span text:style-name="T9"> : elles seront prises en compte dans la mesure du possible lors de la réalisation des plannings</text:span></text:p>
      <text:p text:style-name="P31"/>
      <text:p text:style-name="P47"><text:span text:style-name="T27">Indiquez</text:span><text:span text:style-name="T28"> </text:span><text:span text:style-name="T27">plusieurs</text:span><text:span text:style-name="T28"> </text:span><text:span text:style-name="T27">DATES</text:span><text:span text:style-name="T11"> </text:span><text:span text:style-name="T14">(</text:span><text:span text:style-name="T15">matin ou après-midi</text:span><text:span text:style-name="T14">) </text:span><text:span text:style-name="T11">+</text:span><text:span text:style-name="T12"> </text:span><text:span text:style-name="T14">si possible </text:span><text:span text:style-name="T16">des</text:span><text:span text:style-name="T15"> </text:span><text:span text:style-name="T16">créneaux horaires</text:span><text:span text:style-name="T14"> surtout si votre maitre de stage vient de loin</text:span><text:span text:style-name="T12"> (</text:span><text:span text:style-name="T48">pour ceux en DD IAE : contactez également le tuteur IAE</text:span><text:span text:style-name="T12">)</text:span></text:p>
      <text:p text:style-name="P32"/>
      <text:p text:style-name="P48"><text:span text:style-name="T49"></text:span><text:span text:style-name="T17"><text:tab/></text:span><text:span text:style-name="T10">LE <text:s/>MAITRE DE STAGE</text:span><text:span text:style-name="T17"> de l’entreprise/labo. : est disponible du : </text:span><field:fieldmark-start text:name="__Fieldmark__421_2029638391" field:type="vnd.oasis.opendocument.field.FORMTEXT"><field:param field:name="Description" field:value=""/><field:param field:name="Name" field:value="Texte5"/></field:fieldmark-start><text:span text:style-name="T19">7 au 13 Juillet, toute la journée (Institut Néel…)</text:span><field:fieldmark-end/></text:p>
      <text:p text:style-name="P49"/>
      <text:p text:style-name="P50"/>
      <text:p text:style-name="P48"><text:span text:style-name="T49"></text:span><text:span text:style-name="T17"><text:tab/></text:span><text:span text:style-name="T10">LE TUTEUR Phelma </text:span><text:span text:style-name="T17">(</text:span><text:span text:style-name="T10">indiquez </text:span><text:span text:style-name="T13">nom du tuteur</text:span><text:span text:style-name="T17">) </text:span><field:fieldmark-start text:name="__Fieldmark__446_2029638391" field:type="vnd.oasis.opendocument.field.FORMTEXT"><field:param field:name="Description" field:value=""/><field:param field:name="Name" field:value="Texte15"/></field:fieldmark-start><text:span text:style-name="T18">Jean-Christophe Toussaint</text:span><field:fieldmark-end/><text:span text:style-name="T17"> est disponible du : </text:span><field:fieldmark-start text:name="__Fieldmark__455_2029638391" field:type="vnd.oasis.opendocument.field.FORMTEXT"><field:param field:name="Description" field:value=""/><field:param field:name="Name" field:value="Texte7"/></field:fieldmark-start><text:span text:style-name="T20">Pas de réponse pour le moment…</text:span><text:span text:style-name="T17"> <text:s/></text:span><text:span text:style-name="T21"><text:s text:c="2"/></text:span><field:fieldmark-end/></text:p>
      <text:p text:style-name="P51"/>
      <text:p text:style-name="P52"/>
      <text:p text:style-name="P52"/>
      <text:p text:style-name="P56"><draw:line text:anchor-type="char" draw:z-index="4" draw:style-name="gr2" draw:text-style-name="P65" svg:x1="0.252cm" svg:y1="0.392cm" svg:x2="1.363cm" svg:y2="0.392cm"><text:p/></draw:line><text:span text:style-name="T43">Lorsque votre créneau de soutenance sera fixé, </text:span><text:span text:style-name="T44">aucune demande de modification</text:span><text:span text:style-name="T43"> ne sera prise en compte</text:span></text:p>
      <text:p text:style-name="P54"/>
      <text:p text:style-name="P54"/>
      <text:p text:style-name="P55"><text:span text:style-name="T45">LES</text:span><text:span text:style-name="T36"> </text:span><text:span text:style-name="T45">PLANNINGS DE SOUTENANCE SERONT EN LIGNE SUR LE SITE</text:span><text:span text:style-name="T36"> </text:span><text:a xlink:type="simple" xlink:href="http://pfe3a.phelma.grenoble-inp.fr/" text:style-name="Internet_20_link" text:visited-style-name="Visited_20_Internet_20_Link"><text:span text:style-name="Internet_20_link"><text:span text:style-name="T1">http://pfe3a.phelma.grenoble-inp.fr</text:span></text:span></text:a><text:span text:style-name="T36"> : </text:span></text:p>
      <text:p text:style-name="P53"><text:soft-page-break/>vous ne serez pas informé individuellement de votre créneau de sou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360 360" svg:d="M180 0l180 360h-36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style:font-name="Tahoma" fo:font-family="Tahoma" style:font-family-generic="swiss" style:font-pitch="variable" fo:font-size="20pt" fo:text-shadow="1pt 1pt" fo:font-weight="bold" style:font-size-asian="20pt" style:font-weight-asian="bold" style:font-name-complex="Tahoma" style:font-family-complex="Tahoma" style:font-family-generic-complex="swiss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Wingdings" fo:font-family="Wingdings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family-generic="roman" style:font-pitch="variable" style:font-charset="x-symbol" style:text-underline-style="non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80" style:font-name="Wingdings" fo:font-family="Wingdings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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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Wingdings 2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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a50021" style:font-name="Arial" fo:font-size="8pt" fo:font-weight="bold" style:font-size-asian="8pt" style:font-weight-asian="bold" style:font-name-complex="Arial" style:font-size-complex="11pt" style:font-weight-complex="bold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color="#a50021" style:font-name="Arial" fo:font-size="8pt" style:font-size-asian="8pt" style:font-name-complex="Arial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199cm" fo:margin-left="0.7cm" fo:margin-right="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cm" fo:margin-left="0cm" fo:margin-right="0cm" fo:margin-top="0.21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Phelma / Grenoble INP – 3 Parvis Louis Néel – CS 50257 – 38016 Grenoble cedex 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enserg</meta:initial-creator>
    <meta:creation-date>2014-03-20T10:59:00</meta:creation-date>
    <dc:date>2016-04-27T15:29:53.130044343</dc:date>
    <meta:print-date>2014-02-13T16:16:00</meta:print-date>
    <meta:editing-cycles>36</meta:editing-cycles>
    <meta:editing-duration>PT57M10S</meta:editing-duration>
    <meta:generator>LibreOffice/5.1.2.2.0$Linux_X86_64 LibreOffice_project/10m0$Build-2</meta:generator>
    <meta:document-statistic meta:table-count="1" meta:image-count="0" meta:object-count="0" meta:page-count="2" meta:paragraph-count="45" meta:word-count="386" meta:character-count="2162" meta:non-whitespace-character-count="1802"/>
  </office:meta>
</office:document-meta>
</file>